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208cm" fo:min-width="6.6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032cm" fo:min-width="2.6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826cm" fo:min-width="5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3.249cm" fo:min-width="4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3.009cm" fo:min-width="3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2.858cm" fo:min-width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8" draw:text-style-name="P3" svg:width="5.345cm" svg:height="2.858cm" svg:x="6.04cm" svg:y="4.06cm"><text:p text:style-name="P3">i=0</text:p><text:p text:style-name="P3">def add(n)</text:p><text:p text:style-name="P3"/><draw:enhanced-geometry svg:viewBox="0 0 21600 21600" draw:type="rectangle" draw:enhanced-path="M 0 0 L 21600 0 21600 21600 0 21600 0 0 Z N"/></draw:custom-shape><draw:custom-shape text:anchor-type="paragraph" draw:z-index="1" draw:name="Shape2" draw:style-name="gr7" draw:text-style-name="P2" svg:width="4.261cm" svg:height="3.335cm" svg:x="1.489cm" svg:y="8.532cm"><text:p text:style-name="P2">If (i&lt;n):</text:p><text:p text:style-name="P2"><text:s text:c="12"/>sum=add(n-1)+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6" svg:width="4.499cm" svg:height="3.599cm" svg:x="11.172cm" svg:y="8.347cm"><text:p>Else:</text:p><text:p><text:s text:c="7"/>Return 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5" draw:text-style-name="P2" svg:width="8.044cm" svg:height="1.165cm" svg:x="5.537cm" svg:y="0.383cm"><text:p text:style-name="P2">n=int(input(“Enter the number )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4" svg:width="3.758cm" svg:height="1.456cm" svg:x="6.555cm" svg:y="13.374cm"><text:p>Return su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3" svg:width="9.367cm" svg:height="3.123cm" svg:x="4.464cm" svg:y="17.554cm"><text:p>print(“sum is = “,add(n)</text:p><text:p/><text:p>add(n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7" draw:style-name="gr2" draw:text-style-name="P1" svg:x1="9.056cm" svg:y1="1.547cm" svg:x2="9.056cm" svg:y2="4.061cm"><text:p/></draw:line><draw:line text:anchor-type="paragraph" draw:z-index="7" draw:name="Shape8" draw:style-name="gr2" draw:text-style-name="P1" svg:x1="8.5cm" svg:y1="14.998cm" svg:x2="8.579cm" svg:y2="17.554cm"><text:p/></draw:line><draw:line text:anchor-type="paragraph" draw:z-index="8" draw:name="Shape9" draw:style-name="gr1" draw:text-style-name="P1" svg:x1="8.103cm" svg:y1="6.918cm" svg:x2="8.103cm" svg:y2="7.855cm"><text:p/></draw:line><draw:line text:anchor-type="paragraph" draw:z-index="9" draw:name="Shape10" draw:style-name="gr1" draw:text-style-name="P1" svg:x1="8.13cm" svg:y1="7.987cm" svg:x2="4.479cm" svg:y2="7.987cm"><text:p/></draw:line><draw:line text:anchor-type="paragraph" draw:z-index="10" draw:name="Shape11" draw:style-name="gr1" draw:text-style-name="P1" svg:x1="4.479cm" svg:y1="7.987cm" svg:x2="4.479cm" svg:y2="8.532cm"><text:p/></draw:line><draw:line text:anchor-type="paragraph" draw:z-index="11" draw:name="Shape12" draw:style-name="gr1" draw:text-style-name="P1" svg:x1="8.13cm" svg:y1="7.986cm" svg:x2="14.136cm" svg:y2="7.96cm"><text:p/></draw:line><draw:line text:anchor-type="paragraph" draw:z-index="12" draw:name="Shape13" draw:style-name="gr1" draw:text-style-name="P1" svg:x1="14.136cm" svg:y1="7.96cm" svg:x2="14.136cm" svg:y2="8.346cm"><text:p/></draw:line><draw:line text:anchor-type="paragraph" draw:z-index="13" draw:name="Shape14" draw:style-name="gr1" draw:text-style-name="P1" svg:x1="13.765cm" svg:y1="11.945cm" svg:x2="13.765cm" svg:y2="12.855cm"><text:p/></draw:line><draw:line text:anchor-type="paragraph" draw:z-index="14" draw:name="Shape15" draw:style-name="gr1" draw:text-style-name="P1" svg:x1="3.976cm" svg:y1="11.866cm" svg:x2="4.002cm" svg:y2="12.67cm"><text:p/></draw:line><draw:line text:anchor-type="paragraph" draw:z-index="15" draw:name="Shape16" draw:style-name="gr1" draw:text-style-name="P1" svg:x1="4.187cm" svg:y1="12.723cm" svg:x2="13.765cm" svg:y2="12.855cm"><text:p/></draw:line><draw:line text:anchor-type="paragraph" draw:z-index="16" draw:name="Shape17" draw:style-name="gr1" draw:text-style-name="P1" svg:x1="8.738cm" svg:y1="12.855cm" svg:x2="8.738cm" svg:y2="13.49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5:42:49.370164511</meta:creation-date>
    <dc:date>2021-03-05T15:53:52.680237251</dc:date>
    <meta:editing-duration>PT10M34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